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none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</style:style>
    <style:style style:name="gr3" style:family="graphic" style:parent-style-name="objectwithoutfill">
      <style:graphic-properties svg:stroke-width="0.051cm" draw:marker-start="Circle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84cm" svg:height="1.684cm" svg:x="2.6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4.381cm" svg:y="9.825cm">
          <text:p text:style-name="P1">Next</text:p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19.309cm" svg:y="7.946cm">
          <draw:text-box>
            <text:p>NULL</text:p>
          </draw:text-box>
        </draw:frame>
        <draw:custom-shape draw:style-name="gr1" draw:text-style-name="P1" draw:layer="layout" svg:width="1.684cm" svg:height="1.684cm" svg:x="0.981cm" svg:y="9.825cm">
          <text:p text:style-name="P1">Pre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9.0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0.781cm" svg:y="9.8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7.381cm" svg:y="9.825cm">
          <text:p text:style-name="P1">Prev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5.381cm" svg:y="9.825cm"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7.081cm" svg:y="9.825cm">
          <text:p text:style-name="P1">Nex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84cm" svg:height="1.684cm" svg:x="13.681cm" svg:y="9.825cm">
          <text:p text:style-name="P1">Prev</text:p>
          <draw:enhanced-geometry svg:viewBox="0 0 21600 21600" draw:type="rectangle" draw:enhanced-path="M 0 0 L 21600 0 21600 21600 0 21600 0 0 Z N"/>
        </draw:custom-shape>
        <draw:frame draw:style-name="gr2" draw:layer="layout" svg:width="2.123cm" svg:height="0.962cm" svg:x="-1.602cm" svg:y="7.725cm">
          <draw:text-box>
            <text:p>NULL</text:p>
          </draw:text-box>
        </draw:frame>
        <draw:path draw:style-name="gr3" draw:text-style-name="P1" draw:layer="layout" svg:width="1.544cm" svg:height="1.968cm" svg:x="0.334cm" svg:y="8.303cm" svg:viewBox="0 0 1545 1969" svg:d="M1545 1969c-135-2034-1545-1969-1545-1969">
          <text:p/>
        </draw:path>
        <draw:path draw:style-name="gr3" draw:text-style-name="P1" draw:layer="layout" svg:width="1.483cm" svg:height="1.972cm" svg:x="17.94cm" svg:y="8.33cm" svg:viewBox="0 0 1484 1973" svg:d="M0 1973c333-2146 1484-1969 1484-1969">
          <text:p/>
        </draw:path>
        <draw:path draw:style-name="gr3" draw:text-style-name="P1" draw:layer="layout" svg:width="7.333cm" svg:height="1.935cm" svg:x="1cm" svg:y="11.242cm" svg:viewBox="0 0 7334 1936" svg:d="M7334 0c-2658 4187-7334 277-7334 277">
          <text:p/>
        </draw:path>
        <draw:path draw:style-name="gr3" draw:text-style-name="P1" draw:layer="layout" svg:width="7.333cm" svg:height="1.697cm" draw:transform="rotate (3.1415926535892) translate (14.673cm 10.182cm)" svg:viewBox="0 0 7334 1698" svg:d="M0 0c2658 3672 7334 243 7334 243">
          <text:p/>
        </draw:path>
        <draw:path draw:style-name="gr3" draw:text-style-name="P1" draw:layer="layout" svg:width="2.181cm" svg:height="1.252cm" svg:x="5.273cm" svg:y="11.181cm" svg:viewBox="0 0 2182 1253" svg:d="M0 0c1568 2615 2182 327 2182 327">
          <text:p/>
        </draw:path>
        <draw:path draw:style-name="gr3" draw:text-style-name="P1" draw:layer="layout" svg:width="2.181cm" svg:height="1.252cm" svg:x="11.532cm" svg:y="11.225cm" svg:viewBox="0 0 2182 1253" svg:d="M0 0c1568 2615 2182 327 2182 32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Holmgren</meta:initial-creator>
    <meta:creation-date>2018-09-18T16:49:22</meta:creation-date>
    <meta:generator>OpenOffice/4.1.1$Unix OpenOffice.org_project/411m6$Build-9775</meta:generator>
    <dc:date>2018-09-18T17:20:51</dc:date>
    <dc:creator>Johan Holmgren</dc:creator>
    <meta:editing-duration>PT14M7S</meta:editing-duration>
    <meta:editing-cycles>5</meta:editing-cycles>
    <meta:document-statistic meta:object-count="17"/>
  </office:meta>
</office:document-meta>
</file>